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69a2e" fo:font-size="56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069a2e" fo:font-size="56pt" style:font-size-asian="56pt" style:font-size-complex="56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30pt" style:font-size-asian="52pt" style:font-size-complex="52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0.03cm" presentation:class="title" presentation:user-transformed="true">
          <draw:text-box>
            <text:p><text:span text:style-name="T1">REMINDER:</text:span><text:span text:style-name="T2"> UNDAS</text:span></text:p>
          </draw:text-box>
        </draw:frame>
        <draw:frame presentation:style-name="pr2" draw:text-style-name="P3" draw:layer="layout" svg:width="25.94cm" svg:height="28.731cm" svg:x="1cm" svg:y="-3.08cm">
          <draw:text-box>
            <text:p><text:span text:style-name="T3"/></text:p>
            <text:p><text:span text:style-name="T3">THE MARIKINA ORTHOPEDIC SPECIALTY CLINIC (MOSC): </text:span></text:p>
            <text:p><text:span text:style-name="T4"/></text:p>
            <text:p text:style-name="P2"><text:span text:style-name="T5">CLOSED:</text:span></text:p>
            <text:p text:style-name="P2"><text:span text:style-name="T6"/></text:p>
            <text:p text:style-name="P2"><text:span text:style-name="T7">OCT 30, 31, NOV 1, 2022</text:span><text:span text:style-name="T5"> SUN, MON, T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2-10-24T10:49:40.551158091</dc:date>
    <meta:editing-duration>PT1H8M24S</meta:editing-duration>
    <meta:editing-cycles>31</meta:editing-cycles>
    <meta:generator>LibreOffice/6.4.2.2$Linux_X86_64 LibreOffice_project/40$Build-2</meta:generator>
    <meta:document-statistic meta:object-count="25"/>
  </office:meta>
</office:document-meta>
</file>